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4.884736" calcext:value-type="float">
            <text:p>354.8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7.5176" calcext:value-type="float">
            <text:p>407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4.7744" calcext:value-type="float">
            <text:p>404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4.1648" calcext:value-type="float">
            <text:p>404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908" calcext:value-type="float">
            <text:p>406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7.5176" calcext:value-type="float">
            <text:p>407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9936" calcext:value-type="float">
            <text:p>405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3.86" calcext:value-type="float">
            <text:p>403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1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2.9456" calcext:value-type="float">
            <text:p>402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1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5.8056" calcext:value-type="float">
            <text:p>425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7.1544" calcext:value-type="float">
            <text:p>397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1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3.9896" calcext:value-type="float">
            <text:p>373.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9.1" calcext:value-type="float">
            <text:p>419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0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4.2816" calcext:value-type="float">
            <text:p>424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5.196" calcext:value-type="float">
            <text:p>425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9.768" calcext:value-type="float">
            <text:p>429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0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3.672" calcext:value-type="float">
            <text:p>423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9.0288" calcext:value-type="float">
            <text:p>459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0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4.152" calcext:value-type="float">
            <text:p>454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0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9.956" calcext:value-type="float">
            <text:p>409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0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0.4944" calcext:value-type="float">
            <text:p>450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3.0624" calcext:value-type="float">
            <text:p>423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200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3.3216" calcext:value-type="float">
            <text:p>363.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199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9.2296" calcext:value-type="float">
            <text:p>389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3105</text:p>
          </table:table-cell>
          <table:table-cell office:value-type="string" calcext:value-type="string">
            <text:p>City of Midlothian</text:p>
          </table:table-cell>
          <table:table-cell office:value-type="string" calcext:value-type="string">
            <text:p>196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4624" calcext:value-type="float">
            <text:p>194.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